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ResultBuilder.end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MResultBuilder.processingInstruction( ProcessingInstruction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Builder.characters( Tex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Builder.startGeneral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Builder.xmlDecl( String version , String encoding , String standalon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Builder.comment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Builder.setIgnoringCharacters( boolean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Builder.textDecl( String version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Builder.doctypeDecl( DocumentTyp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OMResultBuilder.doctypeDecl( String rootElement , String publicId , String systemId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Builder.startDocument( XMLLocator locator , String encoding , NamespaceContext namespaceCon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Builder.comment( Commen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Builder.endElement( QName element , Augmentations au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MResultBuilder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ResultBuilder.cdata( CDATASection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Builder.startElement( QName element , XMLAttributes attributes , Augmentations aug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DOMResultBuilder.ignorableWhitespace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Builder.start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Builde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Builder.processingInstruction( String target , XMLString data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Builder.setDOMResult( DOMResult res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ResultBuilde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Builder.endGeneral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ResultBuilder.append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ResultBuilder.characters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ResultBuilder.endDocument(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ResultBuilder.DOMResul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